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etting up a TNPSC short quiz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Using bash scripting too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Learn to use select statement to display the questionairre and choices</text:p>
              </text:list-item>
              <text:list-item>
                <text:p><text:s/>Use array Indexing to store and retrieve elements</text:p>
              </text:list-item>
              <text:list-item>
                <text:p><text:s/>Use color codes escape sequences to display results in green or red colors (pass/gre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lect statement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Select answr in $choices; do</text:p>
                <text:p><text:s text:c="4"/>break</text:p>
                <text:p><text:s text:c="2"/>done</text:p>
              </text:list-item>
              <text:list-item>
                <text:p><text:s/>The choices can be a space separated string</text:p>
              </text:list-item>
              <text:list-item>
                <text:p><text:s/>Or an array of strings in which case, it must be written as “${choices[@]}” </text:p>
              </text:list-item>
              <text:list-item>
                <text:p><text:s/>Quotes are needed, otherwise spaces in the choice item will force select to treat them as two different choices</text:p>
              </text:list-item>
              <text:list-item>
                <text:p><text:s/>Break is needed for select to exit when a selection is made. Otherwise, select will run a infinite input lo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ray indexing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${arr[@]} to access all elements in an array</text:p>
              </text:list-item>
              <text:list-item>
                <text:p><text:s/>${arr[0]} to get the first element</text:p>
              </text:list-item>
              <text:list-item>
                <text:p><text:s/>For zshell, using 0 will throw “invalid subscript range”. Because, here indexing starts from 1</text:p>
              </text:list-item>
              <text:list-item>
                <text:p><text:s/>${#arr} to get the array s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or escape codes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You can change the bash console foreground color by using these color codes,</text:p>
                <text:p><text:s/>31m – for red color</text:p>
                <text:p><text:s text:c="2"/>32m – for green color</text:p>
              </text:list-item>
              <text:list-item>
                <text:p><text:s/>Visit this link for more color codes,</text:p>
                <text:p><text:s text:c="2"/>https://invisible-island.net/xterm/ctlseqs/ctlseqs.html#h2-C1-_8-Bit_-Control-Charac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2T06:21:19.665899410</meta:creation-date>
    <meta:editing-duration>PT14M27S</meta:editing-duration>
    <meta:editing-cycles>2</meta:editing-cycles>
    <meta:generator>LibreOffice/6.4.7.2$Linux_X86_64 LibreOffice_project/40$Build-2</meta:generator>
    <dc:title>Alizarin</dc:title>
    <dc:date>2024-06-22T06:35:46.071553799</dc:date>
    <meta:document-statistic meta:object-count="57"/>
  </office:meta>
</office:document-meta>
</file>